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c77" officeooo:paragraph-rsid="000d5c77"/>
    </style:style>
    <style:style style:name="P2" style:family="paragraph" style:parent-style-name="Standard">
      <style:text-properties officeooo:rsid="000f0998" officeooo:paragraph-rsid="000f0998"/>
    </style:style>
    <style:style style:name="P3" style:family="paragraph" style:parent-style-name="Standard">
      <style:text-properties officeooo:rsid="000fd03d" officeooo:paragraph-rsid="000fd03d"/>
    </style:style>
    <style:style style:name="P4" style:family="paragraph" style:parent-style-name="Standard">
      <style:text-properties officeooo:rsid="0011cecc" officeooo:paragraph-rsid="0011cecc"/>
    </style:style>
    <style:style style:name="P5" style:family="paragraph" style:parent-style-name="Standard">
      <style:text-properties officeooo:rsid="0012f0da" officeooo:paragraph-rsid="0012f0da"/>
    </style:style>
    <style:style style:name="P6" style:family="paragraph" style:parent-style-name="Standard">
      <style:text-properties officeooo:rsid="001706f6" officeooo:paragraph-rsid="001706f6"/>
    </style:style>
    <style:style style:name="P7" style:family="paragraph" style:parent-style-name="Standard">
      <style:text-properties officeooo:rsid="0018e3b9" officeooo:paragraph-rsid="0018e3b9"/>
    </style:style>
    <style:style style:name="P8" style:family="paragraph" style:parent-style-name="Preformatted_20_Text">
      <style:text-properties officeooo:rsid="0012f0da" officeooo:paragraph-rsid="0012f0da"/>
    </style:style>
    <style:style style:name="P9" style:family="paragraph" style:parent-style-name="Standard">
      <style:text-properties officeooo:rsid="000fd03d" officeooo:paragraph-rsid="000fd03d"/>
    </style:style>
    <style:style style:name="P10" style:family="paragraph" style:parent-style-name="Standard">
      <style:text-properties officeooo:rsid="001ec2fc" officeooo:paragraph-rsid="001ec2fc"/>
    </style:style>
    <style:style style:name="T1" style:family="text">
      <style:text-properties officeooo:rsid="001869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693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F </text:p>
      <text:p text:style-name="Standard">rosrun tf view_frames</text:p>
      <text:p text:style-name="Standard">rosrun rqt_tf_tree rqt_tf_tree</text:p>
      <text:p text:style-name="P1">rosrun tf tf_echo odom base_link</text:p>
      <text:p text:style-name="P2">ODOM</text:p>
      <text:p text:style-name="P1"><text:a xlink:type="simple" xlink:href="https://github.com/GuiRitter/OpenBase.git" text:style-name="Internet_20_link" text:visited-style-name="Visited_20_Internet_20_Link">https://github.com/GuiRitter/OpenBase.git</text:a> </text:p>
      <text:p text:style-name="P1"/>
      <text:p text:style-name="P3">Localization</text:p>
      <text:p text:style-name="P3">/odometry/filtered</text:p>
      <text:p text:style-name="P3">topic on which odom is published</text:p>
      <text:p text:style-name="P3"/>
      <text:p text:style-name="P3"/>
      <text:p text:style-name="P6">Move Base</text:p>
      <text:p text:style-name="P6"><text:span text:style-name="T2">/</text:span><text:span text:style-name="T3">make_plan</text:span><text:span text:style-name="T1"> : service to only make the pan and not move the bot</text:span></text:p>
      <text:p text:style-name="P7"><text:span text:style-name="T2">move_base/goal</text:span> : topic on which goal is published</text:p>
      <text:p text:style-name="P3">I'll sometimes up the <text:span text:style-name="Teletype">sim_granularity</text:span> parameter a bit to save some cycles. </text:p>
      <text:p text:style-name="P3"><text:span text:style-name="Teletype">meter_scoring</text:span> parameter to true. This makes it so distances in the cost function are in meters instead of cells and also means that I can tune the cost function for one map resolution and expect reasonable behavior when I move to others. Furthermore, you can now visualize the cost function produced by the local planner in rviz by setting the <text:span text:style-name="Teletype">publish_cost_grid</text:span> parameter to <text:span text:style-name="Teletype">true</text:span>. </text:p>
      <text:p text:style-name="P3"/>
      <text:p text:style-name="P10">Topic List</text:p>
      <text:p text:style-name="P3">/camera1/camera_info</text:p>
      <text:p text:style-name="P3">/camera1/image_raw</text:p>
      <text:p text:style-name="P3">/camera1/image_raw/compressed</text:p>
      <text:p text:style-name="P3">/camera1/image_raw/compressed/parameter_descriptions</text:p>
      <text:p text:style-name="P3">/camera1/image_raw/compressed/parameter_updates</text:p>
      <text:p text:style-name="P3">/camera1/image_raw/compressedDepth</text:p>
      <text:p text:style-name="P3">/camera1/image_raw/compressedDepth/parameter_descriptions</text:p>
      <text:p text:style-name="P3">/camera1/image_raw/compressedDepth/parameter_updates</text:p>
      <text:p text:style-name="P3">/camera1/image_raw/theora</text:p>
      <text:p text:style-name="P3">/camera1/image_raw/theora/parameter_descriptions</text:p>
      <text:p text:style-name="P3">/camera1/image_raw/theora/parameter_updates</text:p>
      <text:p text:style-name="P3">/camera1/parameter_descriptions</text:p>
      <text:p text:style-name="P3">/camera1/parameter_updates</text:p>
      <text:p text:style-name="P3">/camera2/camera_info</text:p>
      <text:p text:style-name="P3">/camera2/image_raw</text:p>
      <text:p text:style-name="P3">/camera2/image_raw/compressed</text:p>
      <text:p text:style-name="P3">/camera2/image_raw/compressed/parameter_descriptions</text:p>
      <text:p text:style-name="P3">/camera2/image_raw/compressed/parameter_updates</text:p>
      <text:p text:style-name="P3">/camera2/image_raw/compressedDepth</text:p>
      <text:p text:style-name="P3">/camera2/image_raw/compressedDepth/parameter_descriptions</text:p>
      <text:p text:style-name="P3">/camera2/image_raw/compressedDepth/parameter_updates</text:p>
      <text:p text:style-name="P3">/camera2/image_raw/theora</text:p>
      <text:p text:style-name="P3">/camera2/image_raw/theora/parameter_descriptions</text:p>
      <text:p text:style-name="P3">/camera2/image_raw/theora/parameter_updates</text:p>
      <text:p text:style-name="P3">/camera2/parameter_descriptions</text:p>
      <text:p text:style-name="P3">/camera2/parameter_updates</text:p>
      <text:p text:style-name="P3">/camera3/camera_info</text:p>
      <text:p text:style-name="P3">/camera3/image_raw</text:p>
      <text:p text:style-name="P3">/camera3/image_raw/compressed</text:p>
      <text:p text:style-name="P3">/camera3/image_raw/compressed/parameter_descriptions</text:p>
      <text:p text:style-name="P3"><text:soft-page-break/>/camera3/image_raw/compressed/parameter_updates</text:p>
      <text:p text:style-name="P3">/camera3/image_raw/compressedDepth</text:p>
      <text:p text:style-name="P3">/camera3/image_raw/compressedDepth/parameter_descriptions</text:p>
      <text:p text:style-name="P3">/camera3/image_raw/compressedDepth/parameter_updates</text:p>
      <text:p text:style-name="P3">/camera3/image_raw/theora</text:p>
      <text:p text:style-name="P3">/camera3/image_raw/theora/parameter_descriptions</text:p>
      <text:p text:style-name="P3">/camera3/image_raw/theora/parameter_updates</text:p>
      <text:p text:style-name="P3">/camera3/parameter_descriptions</text:p>
      <text:p text:style-name="P3">/camera3/parameter_updates</text:p>
      <text:p text:style-name="P3">/camera4/camera_info</text:p>
      <text:p text:style-name="P3">/camera4/image_raw</text:p>
      <text:p text:style-name="P3">/camera4/image_raw/compressed</text:p>
      <text:p text:style-name="P3">/camera4/image_raw/compressed/parameter_descriptions</text:p>
      <text:p text:style-name="P3">/camera4/image_raw/compressed/parameter_updates</text:p>
      <text:p text:style-name="P3">/camera4/image_raw/compressedDepth</text:p>
      <text:p text:style-name="P3">/camera4/image_raw/compressedDepth/parameter_descriptions</text:p>
      <text:p text:style-name="P3">/camera4/image_raw/compressedDepth/parameter_updates</text:p>
      <text:p text:style-name="P3">/camera4/image_raw/theora</text:p>
      <text:p text:style-name="P3">/camera4/image_raw/theora/parameter_descriptions</text:p>
      <text:p text:style-name="P3">/camera4/image_raw/theora/parameter_updates</text:p>
      <text:p text:style-name="P3">/camera4/parameter_descriptions</text:p>
      <text:p text:style-name="P3">/camera4/parameter_updates</text:p>
      <text:p text:style-name="P3">/clock</text:p>
      <text:p text:style-name="P3">/cmd_vel</text:p>
      <text:p text:style-name="P3">/diagnostics</text:p>
      <text:p text:style-name="P3">/dot/Xaxis_pos_controller/command</text:p>
      <text:p text:style-name="P3">/dot/Xaxis_pos_controller/pid/parameter_descriptions</text:p>
      <text:p text:style-name="P3">/dot/Xaxis_pos_controller/pid/parameter_updates</text:p>
      <text:p text:style-name="P3">/dot/Xaxis_pos_controller/state</text:p>
      <text:p text:style-name="P3">/dot/Yaxis_pos_controller/command</text:p>
      <text:p text:style-name="P3">/dot/Yaxis_pos_controller/pid/parameter_descriptions</text:p>
      <text:p text:style-name="P3">/dot/Yaxis_pos_controller/pid/parameter_updates</text:p>
      <text:p text:style-name="P3">/dot/Yaxis_pos_controller/state</text:p>
      <text:p text:style-name="P3">/dot/back_joint_position_controller/command</text:p>
      <text:p text:style-name="P3">/dot/back_joint_position_controller/pid/parameter_descriptions</text:p>
      <text:p text:style-name="P3">/dot/back_joint_position_controller/pid/parameter_updates</text:p>
      <text:p text:style-name="P3">/dot/back_joint_position_controller/state</text:p>
      <text:p text:style-name="P3">/dot/cmd_vel</text:p>
      <text:p text:style-name="P3">/dot/imu</text:p>
      <text:p text:style-name="P3">/dot/joint_states</text:p>
      <text:p text:style-name="P3">/dot/laser_scan</text:p>
      <text:p text:style-name="P3">/dot/left_joint_position_controller/command</text:p>
      <text:p text:style-name="P3">/dot/left_joint_position_controller/pid/parameter_descriptions</text:p>
      <text:p text:style-name="P3">/dot/left_joint_position_controller/pid/parameter_updates</text:p>
      <text:p text:style-name="P3">/dot/left_joint_position_controller/state</text:p>
      <text:p text:style-name="P3">/dot/odom</text:p>
      <text:p text:style-name="P3">/dot/right_joint_position_controller/command</text:p>
      <text:p text:style-name="P3">/dot/right_joint_position_controller/pid/parameter_descriptions</text:p>
      <text:p text:style-name="P3">/dot/right_joint_position_controller/pid/parameter_updates</text:p>
      <text:p text:style-name="P3">/dot/right_joint_position_controller/state</text:p>
      <text:p text:style-name="P3">/gazebo/link_states</text:p>
      <text:p text:style-name="P3">/gazebo/model_states</text:p>
      <text:p text:style-name="P3"><text:soft-page-break/>/gazebo/parameter_descriptions</text:p>
      <text:p text:style-name="P3">/gazebo/parameter_updates</text:p>
      <text:p text:style-name="P3">/gazebo/performance_metrics</text:p>
      <text:p text:style-name="P3">/gazebo/set_link_state</text:p>
      <text:p text:style-name="P3">/gazebo/set_model_state</text:p>
      <text:p text:style-name="P3">/gazebo_map/map</text:p>
      <text:p text:style-name="P3">/map</text:p>
      <text:p text:style-name="P3">/map_metadata</text:p>
      <text:p text:style-name="P3">/map_updates</text:p>
      <text:p text:style-name="P3">/move_base/DWAPlannerROS/cost_cloud</text:p>
      <text:p text:style-name="P3">/move_base/DWAPlannerROS/global_plan</text:p>
      <text:p text:style-name="P3">/move_base/DWAPlannerROS/local_plan</text:p>
      <text:p text:style-name="P3">/move_base/DWAPlannerROS/parameter_descriptions</text:p>
      <text:p text:style-name="P3">/move_base/DWAPlannerROS/parameter_updates</text:p>
      <text:p text:style-name="P3">/move_base/DWAPlannerROS/trajectory_cloud</text:p>
      <text:p text:style-name="P3">/move_base/NavfnROS/plan</text:p>
      <text:p text:style-name="P3">/move_base/cancel</text:p>
      <text:p text:style-name="P3">/move_base/current_goal</text:p>
      <text:p text:style-name="P3">/move_base/feedback</text:p>
      <text:p text:style-name="P3">/move_base/global_costmap/costmap</text:p>
      <text:p text:style-name="P3">/move_base/global_costmap/costmap_updates</text:p>
      <text:p text:style-name="P3">/move_base/global_costmap/footprint</text:p>
      <text:p text:style-name="P3">/move_base/global_costmap/inflation/parameter_descriptions</text:p>
      <text:p text:style-name="P3">/move_base/global_costmap/inflation/parameter_updates</text:p>
      <text:p text:style-name="P3">/move_base/global_costmap/obstacles_laser/clearing_endpoints</text:p>
      <text:p text:style-name="P3">/move_base/global_costmap/obstacles_laser/parameter_descriptions</text:p>
      <text:p text:style-name="P3">/move_base/global_costmap/obstacles_laser/parameter_updates</text:p>
      <text:p text:style-name="P3">/move_base/global_costmap/parameter_descriptions</text:p>
      <text:p text:style-name="P3">/move_base/global_costmap/parameter_updates</text:p>
      <text:p text:style-name="P3">/move_base/global_costmap/static/parameter_descriptions</text:p>
      <text:p text:style-name="P3">/move_base/global_costmap/static/parameter_updates</text:p>
      <text:p text:style-name="P3">/move_base/goal</text:p>
      <text:p text:style-name="P3">/move_base/local_costmap/costmap</text:p>
      <text:p text:style-name="P3">/move_base/local_costmap/costmap_updates</text:p>
      <text:p text:style-name="P3">/move_base/local_costmap/footprint</text:p>
      <text:p text:style-name="P3">/move_base/local_costmap/inflation/parameter_descriptions</text:p>
      <text:p text:style-name="P3">/move_base/local_costmap/inflation/parameter_updates</text:p>
      <text:p text:style-name="P3">/move_base/local_costmap/obstacles_laser/parameter_descriptions</text:p>
      <text:p text:style-name="P3">/move_base/local_costmap/obstacles_laser/parameter_updates</text:p>
      <text:p text:style-name="P3">/move_base/local_costmap/parameter_descriptions</text:p>
      <text:p text:style-name="P3">/move_base/local_costmap/parameter_updates</text:p>
      <text:p text:style-name="P3">/move_base/parameter_descriptions</text:p>
      <text:p text:style-name="P3">/move_base/parameter_updates</text:p>
      <text:p text:style-name="P3">/move_base/recovery_status</text:p>
      <text:p text:style-name="P3">/move_base/result</text:p>
      <text:p text:style-name="P3">/move_base/status</text:p>
      <text:p text:style-name="P3">/move_base_simple/goal</text:p>
      <text:p text:style-name="P3">/odom/filtered</text:p>
      <text:p text:style-name="P3">/odometry/filtered</text:p>
      <text:p text:style-name="P3">/rosout</text:p>
      <text:p text:style-name="P3">/rosout_agg</text:p>
      <text:p text:style-name="P3">/set_pose</text:p>
      <text:p text:style-name="P3"><text:soft-page-break/>/tf</text:p>
      <text:p text:style-name="P3">/tf_stati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Gmapping</text:p>
      <text:p text:style-name="P5">Using Laser Scan</text:p>
      <text:p text:style-name="P8">&lt;?xml version="1.0"?&gt;</text:p>
      <text:p text:style-name="P8">&lt;launch&gt;</text:p>
      <text:p text:style-name="P8"><text:s text:c="2"/></text:p>
      <text:p text:style-name="P8"><text:s/>&lt;include file="$(find dot_planner)/launch/dot_planner.launch" &gt;</text:p>
      <text:p text:style-name="P8"><text:s/><text:tab/>&lt;arg name="rviz_config" <text:s/>value="$(find dot_planner)/rviz/gmapping.rviz" /&gt;</text:p>
      <text:p text:style-name="P8"><text:s/>&lt;/include&gt; </text:p>
      <text:p text:style-name="P8"><text:s/>&lt;!-- mapping server--&gt;</text:p>
      <text:p text:style-name="P8"><text:s/>&lt;!--rosrun gmapping slam_gmapping scan:=/dot/laser_scan _odom_frame:=odom--&gt;</text:p>
      <text:p text:style-name="P8"><text:s/>&lt;!-- For saving rosrun map_server map_saver -f &lt;map_name&gt; --&gt;</text:p>
      <text:p text:style-name="P8"><text:s text:c="2"/>&lt;arg name="scan_topic" <text:s/>default="/dot/laser_scan" /&gt;</text:p>
      <text:p text:style-name="P8"><text:s text:c="2"/>&lt;arg name="base_frame" <text:s/>default="base_link"/&gt;</text:p>
      <text:p text:style-name="P8"><text:s text:c="2"/>&lt;arg name="odom_frame" <text:s/>default="odom"/&gt;</text:p>
      <text:p text:style-name="P8"><text:s text:c="2"/>&lt;arg name="map_frame" default="map"/&gt;</text:p>
      <text:p text:style-name="P8"><text:s text:c="2"/></text:p>
      <text:p text:style-name="P8"><text:s text:c="2"/></text:p>
      <text:p text:style-name="P8"><text:soft-page-break/><text:s text:c="2"/>&lt;node pkg="gmapping" type="slam_gmapping" name="slam_gmapping" output="screen"&gt;</text:p>
      <text:p text:style-name="P8"><text:s text:c="4"/>&lt;param name="base_frame" value="$(arg base_frame)"/&gt;</text:p>
      <text:p text:style-name="P8"><text:s text:c="4"/>&lt;param name="odom_frame" value="$(arg odom_frame)"/&gt;</text:p>
      <text:p text:style-name="P8"><text:s text:c="4"/>&lt;param name="map_frame" value="$(arg map_frame)"/&gt;</text:p>
      <text:p text:style-name="P8"><text:s text:c="4"/>&lt;param name="map_update_interval" value="2.0"/&gt;</text:p>
      <text:p text:style-name="P8"><text:s text:c="4"/>&lt;param name="maxUrange" value="6.0"/&gt;</text:p>
      <text:p text:style-name="P8"><text:s text:c="4"/>&lt;param name="maxRange" value="8.0"/&gt;</text:p>
      <text:p text:style-name="P8"><text:s text:c="4"/>&lt;param name="sigma" value="0.05"/&gt;</text:p>
      <text:p text:style-name="P8"><text:s text:c="4"/>&lt;param name="kernelSize" value="1"/&gt;</text:p>
      <text:p text:style-name="P8"><text:s text:c="4"/>&lt;param name="lstep" value="0.05"/&gt;</text:p>
      <text:p text:style-name="P8"><text:s text:c="4"/>&lt;param name="astep" value="0.05"/&gt;</text:p>
      <text:p text:style-name="P8"><text:s text:c="4"/>&lt;param name="iterations" value="5"/&gt;</text:p>
      <text:p text:style-name="P8"><text:s text:c="4"/>&lt;param name="lsigma" value="0.075"/&gt;</text:p>
      <text:p text:style-name="P8"><text:s text:c="4"/>&lt;param name="ogain" value="3.0"/&gt;</text:p>
      <text:p text:style-name="P8"><text:s text:c="4"/>&lt;param name="lskip" value="0"/&gt;</text:p>
      <text:p text:style-name="P8"><text:s text:c="4"/>&lt;param name="minimumScore" value="200"/&gt;</text:p>
      <text:p text:style-name="P8"><text:s text:c="4"/>&lt;param name="srr" value="0.01"/&gt;</text:p>
      <text:p text:style-name="P8"><text:s text:c="4"/>&lt;param name="srt" value="0.02"/&gt;</text:p>
      <text:p text:style-name="P8"><text:s text:c="4"/>&lt;param name="str" value="0.01"/&gt;</text:p>
      <text:p text:style-name="P8"><text:s text:c="4"/>&lt;param name="stt" value="0.02"/&gt;</text:p>
      <text:p text:style-name="P8"><text:s text:c="4"/>&lt;param name="linearUpdate" value="0.5"/&gt;</text:p>
      <text:p text:style-name="P8"><text:s text:c="4"/>&lt;param name="angularUpdate" value="0.436"/&gt;</text:p>
      <text:p text:style-name="P8"><text:s text:c="4"/>&lt;param name="temporalUpdate" value="-1.0"/&gt;</text:p>
      <text:p text:style-name="P8"><text:s text:c="4"/>&lt;param name="resampleThreshold" value="0.5"/&gt;</text:p>
      <text:p text:style-name="P8"><text:s text:c="4"/>&lt;param name="particles" value="80"/&gt;</text:p>
      <text:p text:style-name="P8"><text:s text:c="2"/>&lt;!--</text:p>
      <text:p text:style-name="P8"><text:s text:c="4"/>&lt;param name="xmin" value="-50.0"/&gt;</text:p>
      <text:p text:style-name="P8"><text:s text:c="4"/>&lt;param name="ymin" value="-50.0"/&gt;</text:p>
      <text:p text:style-name="P8"><text:s text:c="4"/>&lt;param name="xmax" value="50.0"/&gt;</text:p>
      <text:p text:style-name="P8"><text:s text:c="4"/>&lt;param name="ymax" value="50.0"/&gt;</text:p>
      <text:p text:style-name="P8"><text:s text:c="2"/>make the starting size small for the benefit of the Android client's memory...</text:p>
      <text:p text:style-name="P8"><text:s text:c="2"/>--&gt;</text:p>
      <text:p text:style-name="P8"><text:s text:c="4"/>&lt;param name="xmin" value="-1.0"/&gt;</text:p>
      <text:p text:style-name="P8"><text:s text:c="4"/>&lt;param name="ymin" value="-1.0"/&gt;</text:p>
      <text:p text:style-name="P8"><text:s text:c="4"/>&lt;param name="xmax" value="1.0"/&gt;</text:p>
      <text:p text:style-name="P8"><text:s text:c="4"/>&lt;param name="ymax" value="1.0"/&gt;</text:p>
      <text:p text:style-name="P8"/>
      <text:p text:style-name="P8"><text:s text:c="4"/>&lt;param name="delta" value="0.05"/&gt;</text:p>
      <text:p text:style-name="P8"><text:s text:c="4"/>&lt;param name="llsamplerange" value="0.01"/&gt;</text:p>
      <text:p text:style-name="P8"><text:s text:c="4"/>&lt;param name="llsamplestep" value="0.01"/&gt;</text:p>
      <text:p text:style-name="P8"><text:s text:c="4"/>&lt;param name="lasamplerange" value="0.005"/&gt;</text:p>
      <text:p text:style-name="P8"><text:s text:c="4"/>&lt;param name="lasamplestep" value="0.005"/&gt;</text:p>
      <text:p text:style-name="P8"><text:s text:c="4"/>&lt;remap from="scan" to="$(arg scan_topic)"/&gt;</text:p>
      <text:p text:style-name="P8"><text:s text:c="2"/>&lt;/node&gt;</text:p>
      <text:p text:style-name="P8">&lt;/launch&gt;</text:p>
      <text:p text:style-name="P8">rosrun map_server map_saver -f &lt;map_name&gt;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7:03:40.015404471</meta:creation-date>
    <meta:generator>LibreOffice/6.4.7.2$Linux_X86_64 LibreOffice_project/40$Build-2</meta:generator>
    <dc:date>2021-09-29T15:23:07.352711154</dc:date>
    <meta:editing-duration>PT17H21M55S</meta:editing-duration>
    <meta:editing-cycles>19</meta:editing-cycles>
    <meta:document-statistic meta:table-count="0" meta:image-count="0" meta:object-count="0" meta:page-count="5" meta:paragraph-count="213" meta:word-count="456" meta:character-count="7887" meta:non-whitespace-character-count="7454"/>
  </office:meta>
</office:document-meta>
</file>